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5cm"/>
    </style:style>
    <style:style style:name="co2" style:family="table-column">
      <style:table-column-properties fo:break-before="auto" style:column-width="10.663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4.207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2.328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fo:background-color="#c0c0c0" fo:border="0.06pt solid #000000"/>
    </style:style>
    <style:style style:name="ce2" style:family="table-cell" style:parent-style-name="Default" style:data-style-name="N0"/>
    <style:style style:name="ce3" style:family="table-cell" style:parent-style-name="Default" style:data-style-name="N84"/>
  </office:automatic-styles>
  <office:body>
    <office:spreadsheet>
      <table:calculation-settings table:case-sensitive="false" table:search-criteria-must-apply-to-whole-cell="false"/>
      <table:table table:name="ControlTarea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ni tarea 1: Materia Favorita</text:p>
          </table:table-cell>
          <table:table-cell table:style-name="ce3" office:value-type="date" office:date-value="2013-08-20">
            <text:p>2013-08-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ctura y encuesta “No existe bala de plata”</text:p>
          </table:table-cell>
          <table:table-cell table:style-name="ce3" office:value-type="date" office:date-value="2013-08-26">
            <text:p>2013-08-2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ctura y encuesta “Software Engineering Missing in Action”</text:p>
          </table:table-cell>
          <table:table-cell table:style-name="ce3" office:value-type="date" office:date-value="2013-08-26">
            <text:p>2013-08-2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sumen de la clase 4</text:p>
          </table:table-cell>
          <table:table-cell table:style-name="ce3" office:value-type="date" office:date-value="2013-08-28">
            <text:p>2013-08-28</text:p>
          </table:table-cell>
          <table:table-cell office:value-type="float" office:value="15">
            <text:p>15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ectura Artículo Scrum</text:p>
          </table:table-cell>
          <table:table-cell table:style-name="ce3" office:value-type="date" office:date-value="2013-09-02">
            <text:p>2013-09-02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uestionario de Artículo Scrum</text:p>
          </table:table-cell>
          <table:table-cell table:style-name="ce3" office:value-type="date" office:date-value="2013-09-04">
            <text:p>2013-09-0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ata 1: Roman Numbers</text:p>
          </table:table-cell>
          <table:table-cell table:style-name="ce3" office:value-type="date" office:date-value="2013-09-08">
            <text:p>2013-09-08</text:p>
          </table:table-cell>
          <table:table-cell office:value-type="float" office:value="60">
            <text:p>60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ta 2: FizzBuzz</text:p>
          </table:table-cell>
          <table:table-cell table:style-name="ce3" office:value-type="date" office:date-value="2013-09-08">
            <text:p>2013-09-08</text:p>
          </table:table-cell>
          <table:table-cell office:value-type="float" office:value="100">
            <text:p>100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ectura opcional: Formas de Contratación</text:p>
          </table:table-cell>
          <table:table-cell table:style-name="ce3" office:value-type="date" office:date-value="2013-09-09">
            <text:p>2013-09-09</text:p>
          </table:table-cell>
          <table:table-cell office:value-type="string">
            <text:p>1 semana</text:p>
          </table:table-cell>
          <table:table-cell office:value-type="string">
            <text:p>Aun leyendo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ectura Artículo: Domain Driven Design</text:p>
          </table:table-cell>
          <table:table-cell table:style-name="ce3"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ectura Artículo: VSM y User Stories</text:p>
          </table:table-cell>
          <table:table-cell table:style-name="ce3" office:value-type="date" office:date-value="2013-09-12">
            <text:p>2013-09-12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ideo Coding Dojos</text:p>
          </table:table-cell>
          <table:table-cell table:style-name="ce3" office:value-type="date" office:date-value="2013-09-14">
            <text:p>2013-09-14</text:p>
          </table:table-cell>
          <table:table-cell table:number-columns-repeated="2" office:value-type="float" office:value="11">
            <text:p>11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5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date-style style:name="N105">
      <number:month number:style="long"/>
      <number:text>/</number:text>
      <number:day number:style="long"/>
      <number:text>/</number:text>
      <number:year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5108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suario</meta:initial-creator>
    <meta:creation-date>2013-03-24T15:09:15Z</meta:creation-date>
    <dc:date>2013-09-17T02:26:20</dc:date>
    <meta:editing-cycles>27</meta:editing-cycles>
    <meta:editing-duration>PT2H58M19S</meta:editing-duration>
    <meta:document-statistic meta:table-count="1" meta:cell-count="63" meta:object-count="0"/>
  </office:meta>
</office:document-meta>
</file>